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  <style:text-properties style:font-name="Courier New" fo:font-size="11pt" fo:language="es" fo:country="ES" style:font-name-asian="Courier New" style:font-size-asian="11pt" style:font-name-complex="Courier New" style:font-size-complex="11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7f5f" style:font-name="Consolas" fo:font-size="18pt" style:font-name-asian="Consolas" style:font-size-asian="18pt" style:font-name-complex="Consolas" style:font-size-complex="18pt"/>
    </style:style>
    <style:style style:name="P3" style:family="paragraph" style:parent-style-name="Standard">
      <style:paragraph-properties style:text-autospace="none"/>
      <style:text-properties fo:color="#3f7f5f" style:font-name="Consolas" fo:font-size="18pt" fo:language="es" fo:country="ES" style:font-name-asian="Consolas" style:font-size-asian="18pt" style:font-name-complex="Consolas" style:font-size-complex="18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7f5f" style:font-name="Consolas" fo:font-size="18pt" style:font-name-asian="Consolas" style:font-size-asian="18pt" style:font-name-complex="Consolas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JERCICIO HERENCIA FIGURAS</text:p>
      <text:p text:style-name="P1"/>
      <text:p text:style-name="P1"/>
      <text:p text:style-name="P3">1. Crear una clase abstracta Figura que contenga los métodos obtenerArea,</text:p>
      <text:p text:style-name="P2">obtenerVolumen y obtenerNombre (o getNombre()).</text:p>
      <text:p text:style-name="P2"><text:s text:c="9"/>*</text:p>
      <text:p text:style-name="P2"><text:s/>2. * De la clase anterior, heredan las siguientes clases </text:p>
      <text:p text:style-name="P2"><text:s/>(las cuales contienen los métodos habituales y deben </text:p>
      <text:p text:style-name="P2"><text:s/>sobreescribir los métodos que sean necesarios):</text:p>
      <text:p text:style-name="P2">Punto.</text:p>
      <text:p text:style-name="P2">Círculo.</text:p>
      <text:p text:style-name="P2">Cilindro (un cilindro se define por un punto, un radio y una altura.</text:p>
      <text:p text:style-name="P2">El área de un cilindro es dos veces el área de un círculo más 2 *PI*</text:p>
      <text:p text:style-name="P2">radio * altura, y el volumen es PI radio ^2 * altura).</text:p>
      <text:p text:style-name="P2">Crear un ArrayList de figuras como prueba, donde el primer elemento del</text:p>
      <text:p text:style-name="P2">ArrayList <text:s/>sea un punto, el segundo un círculo y el tercero un cilindro. </text:p>
      <text:p text:style-name="P2">Posteriormente mostrar por pantalla de forma continuada los nombres, </text:p>
      <text:p text:style-name="P2">áreas y volúmenes de cada figur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5-19T10:01:33.56</meta:creation-date>
    <dc:date>2015-05-19T10:31:43.47</dc:date>
    <meta:editing-duration>PT20M14S</meta:editing-duration>
    <meta:editing-cycles>4</meta:editing-cycles>
    <meta:generator>OpenOffice/4.1.1$Win32 OpenOffice.org_project/411m6$Build-9775</meta:generator>
    <meta:document-statistic meta:table-count="0" meta:image-count="0" meta:object-count="0" meta:page-count="1" meta:paragraph-count="16" meta:word-count="127" meta:character-count="766"/>
  </office:meta>
</office:document-meta>
</file>